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FF00000335E5FB3B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091cm" draw:z-index="0"><draw:image xlink:href="Pictures/10000000000005FF00000335E5FB3B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20:22:45.616068051</meta:creation-date>
    <dc:date>2014-06-26T20:23:24.103771762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4.2$Linux_x86 LibreOffice_project/420m0$Build-2</meta:generator>
  </office:meta>
</office:document-meta>
</file>